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style:font-name="Times New Roman" fo:font-size="14pt"/>
    </style:style>
    <style:style style:family="text" style:name="T2" style:display-name="T2">
      <style:text-properties fo:font-style="italic"/>
    </style:style>
    <style:style style:family="text" style:name="T3" style:display-name="T3">
      <style:text-properties style:font-name="Times New Roman" fo:font-size="12pt"/>
    </style:style>
    <style:style style:family="text" style:name="T4" style:display-name="T4">
      <style:text-properties style:font-name="Times New Roman"/>
    </style:style>
    <style:style style:family="text" style:name="T5" style:display-name="T5">
      <style:text-properties fo:font-size="12pt" fo:font-style="italic" fo:font-weight="bold"/>
    </style:style>
    <style:style style:family="text" style:name="T6" style:display-name="T6">
      <style:text-properties style:font-name="Times New Roman" fo:font-size="11pt"/>
    </style:style>
    <style:style style:family="text" style:name="T7" style:display-name="T7">
      <style:text-properties fo:color="#000000" style:font-name="Times New Roman" fo:font-size="13pt" fo:language="fr" fo:country="FR" fo:font-style="italic" fo:font-weight="bold"/>
    </style:style>
    <style:style style:family="text" style:name="T8" style:display-name="T8">
      <style:text-properties fo:color="#000000" style:font-name="Times New Roman" fo:font-size="11pt" fo:font-weight="normal"/>
    </style:style>
    <style:style style:family="text" style:name="T9" style:display-name="T9">
      <style:text-properties fo:font-weight="normal"/>
    </style:style>
    <style:style style:family="text" style:name="T10" style:display-name="T10">
      <style:text-properties style:font-name="Times New Roman" fo:font-size="11pt" fo:font-weight="normal"/>
    </style:style>
    <style:style style:family="paragraph" style:name="P2" style:display-name="P2" style:parent-style-name="Titre-2-Projet3GL">
      <style:paragraph-properties fo:break-before="page"/>
    </style:style>
    <style:style style:family="paragraph" style:name="P3" style:display-name="P3" style:parent-style-name="Texte-Projet3-GL">
      <style:paragraph-properties fo:text-align="left" fo:line-height="100%" fo:margin-top="0cm" fo:margin-bottom="0cm" style:writing-mode="lr"/>
    </style:style>
    <style:style style:family="paragraph" style:name="P4" style:display-name="P4" style:parent-style-name="Normal">
      <style:paragraph-properties fo:text-align="left" fo:line-height="100%" fo:margin-top="0cm" fo:margin-bottom="0cm" style:writing-mode="lr"/>
    </style:style>
    <style:style style:family="paragraph" style:name="P5" style:display-name="P5" style:parent-style-name="Texte-Projet3-GL">
      <style:paragraph-properties fo:line-height="100%" fo:margin-top="0cm" fo:margin-bottom="0cm"/>
    </style:style>
    <style:style style:family="paragraph" style:name="P6" style:display-name="P6" style:parent-style-name="Normal">
      <style:paragraph-properties fo:line-height="100%" fo:margin-bottom="0cm"/>
    </style:style>
    <style:style style:family="paragraph" style:name="P1" style:display-name="P1" style:parent-style-name="Normal">
      <style:paragraph-properties fo:line-height="100%" fo:margin-top="0cm" fo:margin-bottom="0cm"/>
    </style:style>
    <style:style style:family="section" style:name="Sect1" style:display-name="Sect1"/>
    <style:style style:family="table" style:name="Table3" style:display-name="Table3">
      <style:table-properties style:width="0.000000" table:align="margins" fo:margin-left="0cm"/>
    </style:style>
    <style:style style:family="table" style:name="Table4" style:display-name="Table4">
      <style:table-properties style:width="0.000000" table:align="margins" fo:margin-left="-0.009cm"/>
    </style:style>
    <style:style style:family="table" style:name="Table1" style:display-name="Table1">
      <style:table-properties style:width="0.000000" table:align="margins" fo:margin-left="0cm"/>
    </style:style>
    <style:style style:family="table" style:name="Table2" style:display-name="Table2">
      <style:table-properties style:width="0.000000" table:align="margins" fo:margin-left="0cm"/>
    </style:style>
    <style:style style:family="table-cell" style:name="Table4-col3-row2" style:display-name="Table4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3" style:display-name="Table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2" style:display-name="Table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2" style:display-name="Table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3" style:display-name="Table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2" style:display-name="Table4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3-row1" style:display-name="Table4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2" style:display-name="Table4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1" style:display-name="Table1_col3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2" style:display-name="Table1_col3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3-row3" style:display-name="Table1_col3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1" style:display-name="Table4_col4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4-row2" style:display-name="Table4_col4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1" style:display-name="Table4_col5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5-row2" style:display-name="Table4_col5_row2">
      <style:table-cell-properties style:vertical-align="top" fo:border-left="0.72pt solid #000000" fo:border-right="0.72pt solid #000000" fo:border-top="0.72pt solid #000000" fo:border-bottom="0.72pt solid #000000"/>
    </style:style>
    <style:style style:family="graphic" style:name="graphic1" style:display-name="graphic1" style:parent-style-name="Graphics">
      <style:graphic-properties style:wrap="parallel"/>
    </style:style>
    <style:page-layout style:name="PLayout2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Normal"><text:span text:style-name="T1">Groupe C</text:span></text:p>
        <text:p text:style-name="Normal"/>
        <text:p><draw:frame text:anchor-type="paragraph" svg:x="11.892cm" svg:y="0cm" draw:z-index="0" draw:style-name="graphic1" svg:width="5.42cm" svg:height="1.556cm"><draw:image xlink:href="Pictures/0" xlink:type="simple" xlink:show="embed" xlink:actuate="onLoad"/><svg:desc>G:\Luminy M1 Info 2013-2014 (PC_MAX)\Genie Logiciel\Projet3\logo universite.png</svg:desc></draw:frame></text:p>
        <text:p text:style-name="Normal"/>
        <text:p text:style-name="Titre-Document-Projet3GL">Compte Rendu Réunion Externe<text:span text:style-name="T2"> 3</text:span></text:p>
        <text:p text:style-name="Normal"/>
        <text:p text:style-name="En-tete-Cartouche-Projet3GL">Acteurs :</text:p>
        <table:table table:name="Table1" table:style-name="Table1">
          <table:table-column/>
          <table:table-column/>
          <table:table-column/>
          <table:table-row>
            <table:table-cell table:style-name="Table1_col1_row1">
              <text:p text:style-name="En-tete-Projet3-GL-Tableau-Cartouche">Auteurs</text:p>
            </table:table-cell>
            <table:table-cell table:style-name="Table1_col2_row1">
              <text:p text:style-name="En-tete-Projet3-GL-Tableau-Cartouche">Approbateurs</text:p>
            </table:table-cell>
            <table:table-cell table:style-name="Table1_col3_row1">
              <text:p text:style-name="En-tete-Projet3-GL-Tableau-Cartouche">Validation</text:p>
            </table:table-cell>
          </table:table-row>
          <table:table-row>
            <table:table-cell table:style-name="Table1_col1_row2">
              <text:p text:style-name="Contenu-Projet3GL-Cartouche">Clément CARLES</text:p>
            </table:table-cell>
            <table:table-cell table:style-name="Table1_col2_row2">
              <text:p text:style-name="Texte-Projet3-GL"/>
            </table:table-cell>
            <table:table-cell table:style-name="Table1_col3_row2">
              <text:p text:style-name="Contenu-Projet3GL-Cartouche">Olivier MICHALON</text:p>
            </table:table-cell>
          </table:table-row>
          <table:table-row>
            <table:table-cell table:style-name="Table1_col1_row3">
              <text:p text:style-name="P1"><text:span text:style-name="En-tete-Cartouche-Projet3GL-Car-text-text">Rédigé le :</text:span><text:span text:style-name="Contenu-Projet3GL-Cartouche-Car-text-text"> 13/11/2013</text:span></text:p>
            </table:table-cell>
            <table:table-cell table:style-name="Table1_col2_row3">
              <text:p text:style-name="P1"><text:span text:style-name="En-tete-Cartouche-Projet3GL-Car-text-text">Approuvé le :</text:span><text:span text:style-name="Contenu-Projet3GL-Cartouche-Car-text-text"> </text:span></text:p>
            </table:table-cell>
            <table:table-cell table:style-name="Table1_col3_row3">
              <text:p text:style-name="P1"><text:span text:style-name="En-tete-Cartouche-Projet3GL-Car-text-text">Validé le :</text:span><text:span text:style-name="Contenu-Projet3GL-Cartouche-Car-text-text"> </text:span><text:span text:style-name="Texte-Temporaire-Projet3GL-Car-text-text">date</text:span></text:p>
            </table:table-cell>
          </table:table-row>
        </table:table>
        <text:p text:style-name="En-tete-Cartouche-Projet3GL"/>
        <text:p text:style-name="En-tete-Cartouche-Projet3GL">Diffusion :</text:p>
        <table:table table:name="Table2" table:style-name="Table2">
          <table:table-column/>
          <table:table-column/>
          <table:table-row>
            <table:table-cell table:style-name="Table2_col1_row1">
              <text:p text:style-name="En-tete-Projet3-GL-Tableau-Cartouche">Diffusion</text:p>
            </table:table-cell>
            <table:table-cell table:style-name="Table2_col2_row1">
              <text:p text:style-name="En-tete-Projet3-GL-Tableau-Cartouche">Externe</text:p>
            </table:table-cell>
          </table:table-row>
          <table:table-row>
            <table:table-cell table:style-name="Table2_col1_row2">
              <text:p text:style-name="Contenu-Projet3GL-Cartouche">À :</text:p>
            </table:table-cell>
            <table:table-cell table:style-name="Table2_col2_row2">
              <text:p text:style-name="Contenu-Projet3GL-Cartouche">Olivier MICHALON</text:p>
            </table:table-cell>
          </table:table-row>
          <table:table-row>
            <table:table-cell table:style-name="Table2_col1_row3">
              <text:p text:style-name="Contenu-Projet3GL-Cartouche">Copie à : </text:p>
            </table:table-cell>
            <table:table-cell table:style-name="Table2_col2_row3">
              <text:p text:style-name="Contenu-Projet3GL-Cartouche">Jérémy VAZ BORGES</text:p>
              <text:p text:style-name="Contenu-Projet3GL-Cartouche">Quentin CHEYNET</text:p>
              <text:p text:style-name="Contenu-Projet3GL-Cartouche">Sébastien TROUSSE</text:p>
              <text:p text:style-name="Contenu-Projet3GL-Cartouche">Jean-Philippe HUGUET</text:p>
              <text:p text:style-name="Contenu-Projet3GL-Cartouche">Clément CARLES</text:p>
            </table:table-cell>
          </table:table-row>
        </table:table>
        <text:p text:style-name="En-tete-Cartouche-Projet3GL"/>
        <text:p text:style-name="En-tete-Cartouche-Projet3GL">Document de référence :</text:p>
        <table:table table:name="Table3" table:style-name="Table3">
          <table:table-column/>
          <table:table-column/>
          <table:table-row>
            <table:table-cell table:style-name="Table3_col1_row1">
              <text:p text:style-name="En-tete-Projet3-GL-Tableau-Cartouche">Libellé</text:p>
            </table:table-cell>
            <table:table-cell table:style-name="Table3_col2_row1">
              <text:p text:style-name="En-tete-Projet3-GL-Tableau-Cartouche">Document</text:p>
            </table:table-cell>
          </table:table-row>
          <table:table-row>
            <table:table-cell table:style-name="Table3_col1_row2">
              <text:p text:style-name="Contenu-Projet3GL-Cartouche"/>
            </table:table-cell>
            <table:table-cell table:style-name="Table3_col2_row2">
              <text:p text:style-name="Contenu-Projet3GL-Cartouche"/>
            </table:table-cell>
          </table:table-row>
        </table:table>
        <text:p text:style-name="En-tete-Cartouche-Projet3GL"/>
        <text:p text:style-name="En-tete-Cartouche-Projet3GL">Historique :</text:p>
        <table:table table:name="Table4" table:style-name="Table4">
          <table:table-column/>
          <table:table-column/>
          <table:table-column/>
          <table:table-column/>
          <table:table-column/>
          <table:table-row>
            <table:table-cell table:style-name="Table4_col1_row1">
              <text:p text:style-name="En-tete-Projet3-GL-Tableau-Cartouche">N° Version</text:p>
            </table:table-cell>
            <table:table-cell table:style-name="Table4_col2_row1">
              <text:p text:style-name="En-tete-Projet3-GL-Tableau-Cartouche">Auteurs</text:p>
            </table:table-cell>
            <table:table-cell table:style-name="Table4_col3_row1">
              <text:p text:style-name="En-tete-Projet3-GL-Tableau-Cartouche">Approbateurs</text:p>
            </table:table-cell>
            <table:table-cell table:style-name="Table4_col4_row1">
              <text:p text:style-name="En-tete-Projet3-GL-Tableau-Cartouche">Date</text:p>
            </table:table-cell>
            <table:table-cell table:style-name="Table4_col5_row1">
              <text:p text:style-name="En-tete-Projet3-GL-Tableau-Cartouche">Historique des évolutions</text:p>
            </table:table-cell>
          </table:table-row>
          <table:table-row>
            <table:table-cell table:style-name="Table4_col1_row2">
              <text:p text:style-name="Contenu-Projet3GL-Cartouche">V1.0</text:p>
            </table:table-cell>
            <table:table-cell table:style-name="Table4_col2_row2">
              <text:p text:style-name="Contenu-Projet3GL-Cartouche">Clément CARLES</text:p>
            </table:table-cell>
            <table:table-cell table:style-name="Table4_col3_row2">
              <text:p text:style-name="Texte-Temporaire-Projet3GL">Nom(s) de(s) approbateur(s) de cette version</text:p>
            </table:table-cell>
            <table:table-cell table:style-name="Table4_col4_row2">
              <text:p text:style-name="Contenu-Projet3GL-Cartouche">13/11/2013</text:p>
            </table:table-cell>
            <table:table-cell table:style-name="Table4_col5_row2">
              <text:p text:style-name="Contenu-Projet3GL-Cartouche">Création du document</text:p>
            </table:table-cell>
          </table:table-row>
        </table:table>
        <text:p text:style-name="Contenu-Projet3GL-Cartouche"/>
        <text:p text:style-name="Normal"/>
        <text:p/>
        <text:p text:style-name="P2"/>
        <text:p text:style-name="Titre-2-Projet3GL">Compte Rendu Réunion Externe 3</text:p>
        <text:p text:style-name="Texte-Projet3-GL"/>
        <text:p text:style-name="Titre-3-Projet3GL">Participants de la réunion :</text:p>
        <text:p text:style-name="Texte-Projet3-GL"/>
        <text:p text:style-name="Texte-Projet3-GL">Quentin CHEYNET</text:p>
        <text:p text:style-name="Texte-Projet3-GL">Jean-Philippe HUGUET</text:p>
        <text:p text:style-name="Texte-Projet3-GL">Clément CARLES</text:p>
        <text:p text:style-name="Texte-Projet3-GL"/>
        <text:p text:style-name="Titre-3-Projet3GL">Absents à la réunion :</text:p>
        <text:p text:style-name="Normal"><text:span text:style-name="T3">Guillaume BROC (quitte le projet)<text:line-break/>Sébastien TROUSSE (excusé)</text:span><text:span text:style-name="T4"><text:line-break/></text:span><text:span text:style-name="T3">Jérémy VAZ BORGES (excusé)</text:span></text:p>
        <text:p text:style-name="Texte-Projet3-GL"/>
        <text:p text:style-name="Texte-Projet3-GL">Compte rendu de la réunion externe 3 du 13 Novembre 2013</text:p>
        <text:p text:style-name="Texte-Projet3-GL">À Faculté des Sciences de Luminy, 163 av de Luminy, 13009 Marseille</text:p>
        <text:p text:style-name="Texte-Projet3-GL"/>
        <text:p text:style-name="Texte-Projet3-GL">Réunion externe 3 du projet 3 V1.0</text:p>
        <text:p text:style-name="Texte-Projet3-GL"/>
        <text:p text:style-name="Texte-Projet3-GL"/>
        <text:p text:style-name="P3">Pour cette itération, le client nous a fait part de son avis au sujet de notre premier prototype qui a principalement porter sur le choix des touches pour le jeu ,ainsi que divers détails.</text:p>
        <text:p text:style-name="P3"/>
        <text:p text:style-name="P3"><text:span text:style-name="T5">La configuration des touches :</text:span></text:p>
        <text:p text:style-name="P3"><text:tab/>- ﻿<text:span text:style-name="T3">Utiliser les flèches directionnelle</text:span> , la flèche du bas servant à poser les bombes, </text:p>
        <text:p text:style-name="P3"><text:tab/><text:span text:style-name="T6">celle du haut au saut et les autres aux déplacements latéraux . </text:span></text:p>
        <text:p text:style-name="P4"/>
        <text:p text:style-name="P3"><text:tab/>- La touche espace pour faire exploser les bombes se déclenchant à distance.</text:p>
        <text:p text:style-name="P5"/>
        <text:p text:style-name="P5"/>
        <text:p text:style-name="P5"><text:span text:style-name="T7">Le gameplay :</text:span></text:p>
        <text:p text:style-name="P1"><text:span text:style-name="T8"><text:tab/>- Les personnages et les bombes sont traversables (ne sont pas bloquant à la différences </text:span></text:p>
        <text:p text:style-name="P1"><text:span text:style-name="T8"><text:tab/>des briques)</text:span></text:p>
        <text:p text:style-name="P1"/>
        <text:p text:style-name="P1"/>
        <text:p text:style-name="Texte-Projet3-GL"><text:span text:style-name="T5">Graphique :</text:span>﻿</text:p>
        <text:p text:style-name="P6"><text:span text:style-name="T9"><text:tab/>-L</text:span><text:span text:style-name="T10">es sprites des bonus nous seront communiqué par le client.</text:span></text:p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/>
    <style:font-face style:name="Segoe UI" svg:font-family="Segoe UI"/>
    <style:font-face style:name="Calibri Light" svg:font-family="Calibri Light"/>
    <style:font-face style:name="Symbol" svg:font-family="Symbol"/>
    <style:font-face style:name="Courier New" svg:font-family="Courier New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49cm"/>
    </style:default-style>
    <style:style style:family="text" style:name="WW-CharLFO4LVL4-text-text" style:display-name="WW_CharLFO4LVL4_text_text" style:next-style-name="WW-CharLFO4LVL4-text-text">
      <style:text-properties style:font-name="Symbol"/>
    </style:style>
    <style:style style:family="text" style:name="Texte-Temporaire-Projet3GL-Car-text-text" style:display-name="Texte Temporaire Projet3GL Car_text_text" style:next-style-name="Texte-Temporaire-Projet3GL-Car-text-text">
      <style:text-properties style:font-name="Times New Roman" fo:font-size="11pt" fo:font-style="italic"/>
    </style:style>
    <style:style style:family="text" style:name="WW-CharLFO2LVL6-text-text" style:display-name="WW_CharLFO2LVL6_text_text" style:next-style-name="WW-CharLFO2LVL6-text-text">
      <style:text-properties style:font-name="Wingdings"/>
    </style:style>
    <style:style style:family="text" style:name="WW-CharLFO4LVL5-text-text" style:display-name="WW_CharLFO4LVL5_text_text" style:next-style-name="WW-CharLFO4LVL5-text-text">
      <style:text-properties style:font-name="Courier New"/>
    </style:style>
    <style:style style:family="text" style:name="WW-CharLFO1LVL4-text-text" style:display-name="WW_CharLFO1LVL4_text_text" style:next-style-name="WW-CharLFO1LVL4-text-text">
      <style:text-properties style:font-name="Symbol"/>
    </style:style>
    <style:style style:family="text" style:name="Bullet-Symbols-text-text" style:display-name="Bullet Symbols_text_text" style:next-style-name="Bullet-Symbols-text-text">
      <style:text-properties style:font-name="OpenSymbol"/>
    </style:style>
    <style:style style:family="text" style:name="WW-CharLFO2LVL1-text-text" style:display-name="WW_CharLFO2LVL1_text_text" style:next-style-name="WW-CharLFO2LVL1-text-text">
      <style:text-properties style:font-name="Symbol"/>
    </style:style>
    <style:style style:family="text" style:name="Texte-Projet3-GL-Car-text-text" style:display-name="Texte Projet3 GL Car_text_text" style:next-style-name="Texte-Projet3-GL-Car-text-text">
      <style:text-properties style:font-name="Times New Roman" fo:font-size="12pt"/>
    </style:style>
    <style:style style:family="text" style:name="WW-CharLFO1LVL5-text-text" style:display-name="WW_CharLFO1LVL5_text_text" style:next-style-name="WW-CharLFO1LVL5-text-text">
      <style:text-properties style:font-name="Courier New"/>
    </style:style>
    <style:style style:family="text" style:name="WW-CharLFO3LVL4-text-text" style:display-name="WW_CharLFO3LVL4_text_text" style:next-style-name="WW-CharLFO3LVL4-text-text">
      <style:text-properties style:font-name="Symbol"/>
    </style:style>
    <style:style style:family="text" style:name="WW-CharLFO3LVL3-text-text" style:display-name="WW_CharLFO3LVL3_text_text" style:next-style-name="WW-CharLFO3LVL3-text-text">
      <style:text-properties style:font-name="Wingdings"/>
    </style:style>
    <style:style style:family="text" style:name="WW-CharLFO3LVL6-text-text" style:display-name="WW_CharLFO3LVL6_text_text" style:next-style-name="WW-CharLFO3LVL6-text-text">
      <style:text-properties style:font-name="Wingdings"/>
    </style:style>
    <style:style style:family="text" style:name="WW-CharLFO2LVL3-text-text" style:display-name="WW_CharLFO2LVL3_text_text" style:next-style-name="WW-CharLFO2LVL3-text-text">
      <style:text-properties style:font-name="Wingdings"/>
    </style:style>
    <style:style style:family="text" style:name="Titre-4-Car-text-text" style:display-name="Titre 4 Car_text_text" style:next-style-name="Titre-4-Car-text-text">
      <style:text-properties fo:color="#2e74b5" style:font-name="Calibri Light" fo:font-size="11pt" fo:font-style="italic"/>
    </style:style>
    <style:style style:family="text" style:name="WW-CharLFO1LVL1-text-text" style:display-name="WW_CharLFO1LVL1_text_text" style:next-style-name="WW-CharLFO1LVL1-text-text">
      <style:text-properties style:font-name="Symbol"/>
    </style:style>
    <style:style style:family="text" style:name="Emphase-p--le-text-text" style:display-name="Emphase pâle_text_text" style:next-style-name="Emphase-p--le-text-text">
      <style:text-properties fo:color="#404040" fo:font-style="italic"/>
    </style:style>
    <style:style style:family="text" style:name="WW-CharLFO4LVL9-text-text" style:display-name="WW_CharLFO4LVL9_text_text" style:next-style-name="WW-CharLFO4LVL9-text-text">
      <style:text-properties style:font-name="Wingdings"/>
    </style:style>
    <style:style style:family="text" style:name="WW-CharLFO1LVL2-text-text" style:display-name="WW_CharLFO1LVL2_text_text" style:next-style-name="WW-CharLFO1LVL2-text-text">
      <style:text-properties style:font-name="Courier New"/>
    </style:style>
    <style:style style:family="text" style:name="WW-CharLFO2LVL2-text-text" style:display-name="WW_CharLFO2LVL2_text_text" style:next-style-name="WW-CharLFO2LVL2-text-text">
      <style:text-properties style:font-name="Courier New"/>
    </style:style>
    <style:style style:family="text" style:name="WW-CharLFO4LVL1-text-text" style:display-name="WW_CharLFO4LVL1_text_text" style:next-style-name="WW-CharLFO4LVL1-text-text">
      <style:text-properties style:font-name="Symbol"/>
    </style:style>
    <style:style style:family="text" style:name="WW-CharLFO1LVL9-text-text" style:display-name="WW_CharLFO1LVL9_text_text" style:next-style-name="WW-CharLFO1LVL9-text-text">
      <style:text-properties style:font-name="Wingdings"/>
    </style:style>
    <style:style style:family="text" style:name="WW-CharLFO3LVL8-text-text" style:display-name="WW_CharLFO3LVL8_text_text" style:next-style-name="WW-CharLFO3LVL8-text-text">
      <style:text-properties style:font-name="Courier New"/>
    </style:style>
    <style:style style:family="text" style:name="Titre-3-Car-text-text" style:display-name="Titre 3 Car_text_text" style:next-style-name="Titre-3-Car-text-text">
      <style:text-properties fo:color="#1f4d78" style:font-name="Calibri Light" fo:font-size="12pt"/>
    </style:style>
    <style:style style:family="text" style:name="Titre-3-Projet3GL-Car-text-text" style:display-name="Titre 3 Projet3GL Car_text_text" style:parent-style-name="Titre-3-Car-text-text" style:next-style-name="Titre-3-Projet3GL-Car-text-text">
      <style:text-properties fo:color="#2e74b5" style:font-name="Times New Roman" fo:font-size="14pt"/>
    </style:style>
    <style:style style:family="text" style:name="WW-CharLFO3LVL9-text-text" style:display-name="WW_CharLFO3LVL9_text_text" style:next-style-name="WW-CharLFO3LVL9-text-text">
      <style:text-properties style:font-name="Wingdings"/>
    </style:style>
    <style:style style:family="text" style:name="Titre-Car1-text-text" style:display-name="Titre Car1_text_text" style:next-style-name="Titre-Car1-text-text">
      <style:text-properties style:font-name="Calibri Light" fo:font-size="28pt"/>
    </style:style>
    <style:style style:family="text" style:name="WW-CharLFO4LVL6-text-text" style:display-name="WW_CharLFO4LVL6_text_text" style:next-style-name="WW-CharLFO4LVL6-text-text">
      <style:text-properties style:font-name="Wingdings"/>
    </style:style>
    <style:style style:family="text" style:name="Titre4-Projet3GL-Car-text-text" style:display-name="Titre4 Projet3GL Car_text_text" style:next-style-name="Titre4-Projet3GL-Car-text-text">
      <style:text-properties fo:color="#8496b0" style:font-name="Times New Roman" fo:font-size="13pt" fo:font-style="italic" fo:font-weight="bold"/>
    </style:style>
    <style:style style:family="text" style:name="WW-CharLFO2LVL8-text-text" style:display-name="WW_CharLFO2LVL8_text_text" style:next-style-name="WW-CharLFO2LVL8-text-text">
      <style:text-properties style:font-name="Courier New"/>
    </style:style>
    <style:style style:family="text" style:name="WW-CharLFO4LVL7-text-text" style:display-name="WW_CharLFO4LVL7_text_text" style:next-style-name="WW-CharLFO4LVL7-text-text">
      <style:text-properties style:font-name="Symbol"/>
    </style:style>
    <style:style style:family="text" style:name="WW-CharLFO1LVL6-text-text" style:display-name="WW_CharLFO1LVL6_text_text" style:next-style-name="WW-CharLFO1LVL6-text-text">
      <style:text-properties style:font-name="Wingdings"/>
    </style:style>
    <style:style style:family="text" style:name="WW-CharLFO3LVL5-text-text" style:display-name="WW_CharLFO3LVL5_text_text" style:next-style-name="WW-CharLFO3LVL5-text-text">
      <style:text-properties style:font-name="Courier New"/>
    </style:style>
    <style:style style:family="text" style:name="Titre-2-Projet3GL-Car-text-text" style:display-name="Titre 2 Projet3GL Car_text_text" style:parent-style-name="Titre-2-Car1-text-text" style:next-style-name="Titre-2-Projet3GL-Car-text-text">
      <style:text-properties fo:color="#2e74b5" style:font-name="Times New Roman" fo:font-size="16pt"/>
    </style:style>
    <style:style style:family="text" style:name="Contenu-Projet3GL-Cartouche-Car-text-text" style:display-name="Contenu Projet3GL Cartouche Car_text_text" style:next-style-name="Contenu-Projet3GL-Cartouche-Car-text-text">
      <style:text-properties style:font-name="Times New Roman" fo:font-size="11pt"/>
    </style:style>
    <style:style style:family="text" style:name="WW-CharLFO4LVL2-text-text" style:display-name="WW_CharLFO4LVL2_text_text" style:next-style-name="WW-CharLFO4LVL2-text-text">
      <style:text-properties style:font-name="Courier New"/>
    </style:style>
    <style:style style:family="text" style:name="WW-CharLFO1LVL7-text-text" style:display-name="WW_CharLFO1LVL7_text_text" style:next-style-name="WW-CharLFO1LVL7-text-text">
      <style:text-properties style:font-name="Symbol"/>
    </style:style>
    <style:style style:family="text" style:name="Titre-2-Car1-text-text" style:display-name="Titre 2 Car1_text_text" style:next-style-name="Titre-2-Car1-text-text">
      <style:text-properties fo:color="#2e74b5" style:font-name="Calibri Light" fo:font-size="13pt"/>
    </style:style>
    <style:style style:family="text" style:name="Titre-1-Car-text-text" style:display-name="Titre 1 Car_text_text" style:next-style-name="Titre-1-Car-text-text">
      <style:text-properties fo:color="#2e74b5" style:font-name="Calibri Light" fo:font-size="16pt"/>
    </style:style>
    <style:style style:family="text" style:name="WW-CharLFO2LVL4-text-text" style:display-name="WW_CharLFO2LVL4_text_text" style:next-style-name="WW-CharLFO2LVL4-text-text">
      <style:text-properties style:font-name="Symbol"/>
    </style:style>
    <style:style style:family="text" style:name="WW-CharLFO4LVL3-text-text" style:display-name="WW_CharLFO4LVL3_text_text" style:next-style-name="WW-CharLFO4LVL3-text-text">
      <style:text-properties style:font-name="Wingdings"/>
    </style:style>
    <style:style style:family="text" style:name="WW-CharLFO3LVL1-text-text" style:display-name="WW_CharLFO3LVL1_text_text" style:next-style-name="WW-CharLFO3LVL1-text-text">
      <style:text-properties style:font-name="Symbol"/>
    </style:style>
    <style:style style:family="text" style:name="En-tete-Cartouche-Projet3GL-Car-text-text" style:display-name="En-tete Cartouche Projet3GL Car_text_text" style:next-style-name="En-tete-Cartouche-Projet3GL-Car-text-text">
      <style:text-properties style:font-name="Times New Roman" fo:font-size="11pt" fo:font-weight="bold"/>
    </style:style>
    <style:style style:family="text" style:name="WW-CharLFO1LVL3-text-text" style:display-name="WW_CharLFO1LVL3_text_text" style:next-style-name="WW-CharLFO1LVL3-text-text">
      <style:text-properties style:font-name="Wingdings"/>
    </style:style>
    <style:style style:family="text" style:name="WW-CharLFO3LVL2-text-text" style:display-name="WW_CharLFO3LVL2_text_text" style:next-style-name="WW-CharLFO3LVL2-text-text">
      <style:text-properties style:font-name="Courier New"/>
    </style:style>
    <style:style style:family="text" style:name="Texte-de-bulles-Car-text-text" style:display-name="Texte de bulles Car_text_text" style:next-style-name="Texte-de-bulles-Car-text-text">
      <style:text-properties style:font-name="Segoe UI" fo:font-size="9pt"/>
    </style:style>
    <style:style style:family="text" style:name="Titre-Car-text-text" style:display-name="Titre Car_text_text" style:next-style-name="Titre-Car-text-text">
      <style:text-properties style:font-name="Calibri Light" fo:font-size="28pt"/>
    </style:style>
    <style:style style:family="text" style:name="Titre-Document-Projet3GL-Car-text-text" style:display-name="Titre Document Projet3GL Car_text_text" style:parent-style-name="Titre-Car1-text-text" style:next-style-name="Titre-Document-Projet3GL-Car-text-text">
      <style:text-properties style:font-name="Times New Roman" fo:font-size="28pt"/>
    </style:style>
    <style:style style:family="text" style:name="En-tete-Projet3-GL-Tableau-Cartouche-Car-text-text" style:display-name="En-tete Projet3 GL Tableau Cartouche Car_text_text" style:next-style-name="En-tete-Projet3-GL-Tableau-Cartouche-Car-text-text">
      <style:text-properties style:font-name="Times New Roman" fo:font-size="11pt" fo:font-weight="bold"/>
    </style:style>
    <style:style style:family="text" style:name="Titre-2-Car-text-text" style:display-name="Titre 2 Car_text_text" style:next-style-name="Titre-2-Car-text-text">
      <style:text-properties fo:color="#2e74b5" style:font-name="Calibri Light" fo:font-size="13pt"/>
    </style:style>
    <style:style style:family="text" style:name="WW-CharLFO2LVL7-text-text" style:display-name="WW_CharLFO2LVL7_text_text" style:next-style-name="WW-CharLFO2LVL7-text-text">
      <style:text-properties style:font-name="Symbol"/>
    </style:style>
    <style:style style:family="text" style:name="WW-CharLFO2LVL9-text-text" style:display-name="WW_CharLFO2LVL9_text_text" style:next-style-name="WW-CharLFO2LVL9-text-text">
      <style:text-properties style:font-name="Wingdings"/>
    </style:style>
    <style:style style:family="text" style:name="WW-CharLFO4LVL8-text-text" style:display-name="WW_CharLFO4LVL8_text_text" style:next-style-name="WW-CharLFO4LVL8-text-text">
      <style:text-properties style:font-name="Courier New"/>
    </style:style>
    <style:style style:family="text" style:name="WW-CharLFO1LVL8-text-text" style:display-name="WW_CharLFO1LVL8_text_text" style:next-style-name="WW-CharLFO1LVL8-text-text">
      <style:text-properties style:font-name="Courier New"/>
    </style:style>
    <style:style style:family="text" style:name="WW-CharLFO3LVL7-text-text" style:display-name="WW_CharLFO3LVL7_text_text" style:next-style-name="WW-CharLFO3LVL7-text-text">
      <style:text-properties style:font-name="Symbol"/>
    </style:style>
    <style:style style:family="text" style:name="WW-CharLFO2LVL5-text-text" style:display-name="WW_CharLFO2LVL5_text_text" style:next-style-name="WW-CharLFO2LVL5-text-text">
      <style:text-properties style:font-name="Courier New"/>
    </style:style>
    <style:style style:family="paragraph" style:name="Heading" style:display-name="Heading" style:parent-style-name="Normal" style:next-style-name="Normal">
      <style:paragraph-properties fo:line-height="100%" fo:margin-top="0cm" fo:margin-bottom="0cm"/>
      <style:text-properties style:font-name="Calibri Light" fo:font-size="28pt"/>
    </style:style>
    <style:style style:family="paragraph" style:name="Paragraphe-de-liste" style:display-name="Paragraphe de liste" style:parent-style-name="Normal" style:next-style-name="Paragraphe-de-liste">
      <style:paragraph-properties fo:text-indent="0cm" fo:margin-left="1.27cm" fo:margin-right="0cm"/>
    </style:style>
    <style:style style:family="paragraph" style:name="En-tete-Projet3-GL-Tableau-Cartouche" style:display-name="En-tete Projet3 GL Tableau Cartouche" style:parent-style-name="Normal" style:next-style-name="En-tete-Projet3-GL-Tableau-Cartouche">
      <style:paragraph-properties fo:line-height="100%" fo:margin-top="0cm" fo:margin-bottom="0cm"/>
      <style:text-properties style:font-name="Times New Roman" fo:font-weight="bold"/>
    </style:style>
    <style:style style:family="paragraph" style:name="En-tete-Cartouche-Projet3GL" style:display-name="En-tete Cartouche Projet3GL" style:parent-style-name="Normal" style:next-style-name="En-tete-Cartouche-Projet3GL">
      <style:text-properties style:font-name="Times New Roman" fo:font-weight="bold"/>
    </style:style>
    <style:style style:family="paragraph" style:name="R--vision" style:display-name="Révision" style:next-style-name="R--vision">
      <style:text-properties fo:font-size="11pt"/>
    </style:style>
    <style:style style:family="paragraph" style:name="Titre-2-Projet3GL" style:display-name="Titre 2 Projet3GL" style:parent-style-name="Heading-2" style:next-style-name="Titre-2-Projet3GL">
      <style:paragraph-properties fo:text-align="center"/>
      <style:text-properties style:font-name="Times New Roman" fo:font-size="16pt"/>
    </style:style>
    <style:style style:family="paragraph" style:name="Normal" style:display-name="Normal"/>
    <style:style style:family="paragraph" style:name="R-u233--vision" style:display-name="R\u233 ?vision" style:next-style-name="R-u233--vision">
      <style:text-properties fo:font-size="11pt"/>
    </style:style>
    <style:style style:family="paragraph" style:name="Contenu-Projet3GL-Cartouche" style:display-name="Contenu Projet3GL Cartouche" style:parent-style-name="Normal" style:next-style-name="Contenu-Projet3GL-Cartouche">
      <style:paragraph-properties fo:line-height="100%" fo:margin-top="0cm" fo:margin-bottom="0cm"/>
      <style:text-properties style:font-name="Times New Roman"/>
    </style:style>
    <style:style style:family="paragraph" style:name="Texte-de-bulles" style:display-name="Texte de bulles" style:parent-style-name="Normal" style:next-style-name="Texte-de-bulles">
      <style:paragraph-properties fo:line-height="100%" fo:margin-top="0cm" fo:margin-bottom="0cm"/>
      <style:text-properties style:font-name="Segoe UI" fo:font-size="9pt"/>
    </style:style>
    <style:style style:family="paragraph" style:name="Heading-1" style:display-name="Heading 1" style:parent-style-name="Normal" style:next-style-name="Normal">
      <style:paragraph-properties fo:margin-top="0.423cm" fo:margin-bottom="0cm" fo:keep-with-next="always"/>
      <style:text-properties fo:color="#2e74b5" style:font-name="Calibri Light" fo:font-size="16pt"/>
    </style:style>
    <style:style style:family="paragraph" style:name="Heading-2" style:display-name="Heading 2" style:parent-style-name="Normal" style:next-style-name="Normal">
      <style:paragraph-properties fo:margin-top="0.071cm" fo:margin-bottom="0cm" fo:keep-with-next="always"/>
      <style:text-properties fo:color="#2e74b5" style:font-name="Calibri Light" fo:font-size="13pt"/>
    </style:style>
    <style:style style:family="paragraph" style:name="Heading-3" style:display-name="Heading 3" style:parent-style-name="Normal" style:next-style-name="Normal">
      <style:paragraph-properties fo:margin-top="0.071cm" fo:margin-bottom="0cm" fo:keep-with-next="always"/>
      <style:text-properties fo:color="#1f4d78" style:font-name="Calibri Light" fo:font-size="12pt"/>
    </style:style>
    <style:style style:family="paragraph" style:name="Heading-4" style:display-name="Heading 4" style:parent-style-name="Normal" style:next-style-name="Normal">
      <style:paragraph-properties fo:margin-top="0.071cm" fo:margin-bottom="0cm" fo:keep-with-next="always"/>
      <style:text-properties fo:color="#2e74b5" style:font-name="Calibri Light" fo:font-style="italic"/>
    </style:style>
    <style:style style:family="paragraph" style:name="Texte-Temporaire-Projet3GL" style:display-name="Texte Temporaire Projet3GL" style:parent-style-name="Normal" style:next-style-name="Texte-Temporaire-Projet3GL">
      <style:paragraph-properties fo:line-height="100%" fo:margin-top="0cm" fo:margin-bottom="0cm"/>
      <style:text-properties style:font-name="Times New Roman" fo:font-style="italic"/>
    </style:style>
    <style:style style:family="paragraph" style:name="Titre-3-Projet3GL" style:display-name="Titre 3 Projet3GL" style:parent-style-name="Heading-3" style:next-style-name="Titre-3-Projet3GL">
      <style:paragraph-properties fo:text-align="left"/>
      <style:text-properties fo:color="#2e74b5" style:font-name="Times New Roman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Footer" style:display-name="Footer" style:parent-style-name="Normal" style:next-style-name="Foot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Texte-Projet3-GL" style:display-name="Texte Projet3 GL" style:parent-style-name="Normal" style:next-style-name="Texte-Projet3-GL">
      <style:paragraph-properties fo:text-align="justify" fo:line-height="100%" fo:margin-top="0cm" fo:margin-bottom="0cm"/>
      <style:text-properties style:font-name="Times New Roman" fo:font-size="12pt"/>
    </style:style>
    <style:style style:family="paragraph" style:name="Header" style:display-name="Header" style:parent-style-name="Normal" style:next-style-name="Header">
      <style:paragraph-properties fo:line-height="100%" fo:margin-top="0cm" fo:margin-bottom="0cm">
        <style:tab-stops>
          <style:tab-stop style:type="center" style:position="3.149306in"/>
          <style:tab-stop style:type="right" style:position="6.299306in"/>
        </style:tab-stops>
      </style:paragraph-properties>
    </style:style>
    <style:style style:family="paragraph" style:name="Titre4-Projet3GL" style:display-name="Titre4 Projet3GL" style:parent-style-name="Heading-4" style:next-style-name="Heading-4">
      <style:paragraph-properties fo:line-height="100%"/>
      <style:text-properties fo:color="#8496b0" style:font-name="Times New Roman" fo:font-size="13pt" fo:font-weight="bold"/>
    </style:style>
    <style:style style:family="paragraph" style:name="Titre-Document-Projet3GL" style:display-name="Titre Document Projet3GL" style:parent-style-name="Heading" style:next-style-name="Titre-Document-Projet3GL">
      <style:paragraph-properties fo:text-align="center"/>
      <style:text-properties style:font-name="Times New Roman"/>
    </style:style>
  </office:styles>
  <office:automatic-styles>
    <style:style style:family="paragraph" style:name="P2" style:display-name="P2" style:parent-style-name="Footer">
      <style:paragraph-properties fo:text-align="end"/>
    </style:style>
    <style:style style:family="paragraph" style:name="P1" style:display-name="P1" style:parent-style-name="Header">
      <style:paragraph-properties fo:text-align="center"/>
      <style:text-properties style:font-name="Times New Roman" fo:font-style="italic"/>
    </style:style>
    <style:page-layout style:name="Standard">
      <style:page-layout-properties fo:page-width="210.000000mm" fo:page-height="297.000000mm" style:print-orientation="portrait" fo:margin-top="1.249000cm" fo:margin-bottom="1.249000cm" fo:margin-left="2.499cm" fo:margin-right="2.499cm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    <style:header>
        <text:p text:style-name="P1">Compte Rendu Réunion Externe 3</text:p>
      </style:header>
      <style:footer>
        <text:p text:style-name="P2"><text:page-number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title>Compte Rendu Réunion Interne 2</dc:title>
    <dc:creator>Jean-Philippe HUGUET</dc:creator>
    <meta:creation-date>2013-11-06T19:35:00Z</meta:creation-date>
    <dc:date>2013-11-13T17:17:58.16</dc:date>
  </office:meta>
</office:document-meta>
</file>